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22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6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4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5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39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1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3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4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2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4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5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6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9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1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5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6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9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3.51895833333333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21">
            <text:p>違章建築拆除案件</text:p>
          </table:table-cell>
          <table:covered-table-cell table:number-columns-repeated="9"/>
          <table:table-cell table:number-columns-spanned="8" table:number-rows-spanned="1" table:style-name="ce23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28">
            <text:p>中華民國105年3月</text:p>
          </table:table-cell>
          <table:covered-table-cell table:number-columns-repeated="9"/>
          <table:table-cell office:value-type="string" table:number-columns-spanned="8" table:number-rows-spanned="1" table:style-name="ce26">
            <text:p><text:s text:c="8"/>March <text:s text:c="3"/>- 2016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25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24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77">
            <text:p>地　<text:span text:style-name="T2"><text:s/></text:span>區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78">
            <text:p>總計</text:p>
          </table:table-cell>
          <table:covered-table-cell/>
          <table:table-cell office:value-type="string" table:number-columns-spanned="3" table:number-rows-spanned="2" table:style-name="ce79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6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4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37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38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69">
            <text:p>本</text:p>
            <text:p>月</text:p>
            <text:p>查</text:p>
            <text:p>報</text:p>
            <text:p>數</text:p>
          </table:table-cell>
          <table:table-cell office:value-type="string" table:number-columns-spanned="2" table:number-rows-spanned="1" table:style-name="ce75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3">
            <text:p>至本月底</text:p>
            <text:p>尚未拆除總數</text:p>
          </table:table-cell>
          <table:table-cell office:value-type="string" table:number-columns-spanned="1" table:number-rows-spanned="2" table:style-name="ce69">
            <text:p>本月拆除總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68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68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68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covered-table-cell/>
          <table:table-cell office:value-type="string" table:number-columns-spanned="1" table:number-rows-spanned="2" table:style-name="ce69">
            <text:p>本月尚未</text:p>
            <text:p>拆除數</text:p>
          </table:table-cell>
          <table:table-cell office:value-type="string" table:number-columns-spanned="1" table:number-rows-spanned="2" table:style-name="ce70">
            <text:p>本月</text:p>
            <text:p>拆除數</text:p>
          </table:table-cell>
          <table:table-cell office:value-type="string" table:number-columns-spanned="1" table:number-rows-spanned="2" table:style-name="ce72">
            <text:p>本年度累計至本月底</text:p>
            <text:p>移送法辦數</text:p>
          </table:table-cell>
          <table:table-cell office:value-type="string" table:number-columns-spanned="1" table:number-rows-spanned="2" table:style-name="ce71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51819" table:style-name="ce11">
            <text:p><text:s/>651,819<text:s/></text:p>
          </table:table-cell>
          <table:table-cell office:value-type="float" office:value="2040" table:style-name="ce12">
            <text:p><text:s/>2,040<text:s/></text:p>
          </table:table-cell>
          <table:table-cell office:value-type="float" office:value="40042" table:style-name="ce12">
            <text:p><text:s/>40,04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603984" table:style-name="ce12">
            <text:p><text:s/>603,984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009" table:style-name="ce12">
            <text:p><text:s/>1,009<text:s/></text:p>
          </table:table-cell>
          <table:table-cell office:value-type="float" office:value="4522" table:style-name="ce12">
            <text:p><text:s/>4,522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346" table:style-name="ce12">
            <text:p><text:s/>346<text:s/></text:p>
          </table:table-cell>
          <table:table-cell office:value-type="float" office:value="3923" table:style-name="ce12">
            <text:p><text:s/>3,923<text:s/></text:p>
          </table:table-cell>
          <table:table-cell office:value-type="float" office:value="3271" table:style-name="ce12">
            <text:p><text:s/>3,271<text:s/></text:p>
          </table:table-cell>
          <table:table-cell office:value-type="float" office:value="652" table:style-name="ce12">
            <text:p><text:s/>652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3" table:style-name="ce12">
            <text:p><text:s/>3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5329" table:style-name="ce11">
            <text:p><text:s/>205,329<text:s/></text:p>
          </table:table-cell>
          <table:table-cell office:value-type="float" office:value="743" table:style-name="ce12">
            <text:p><text:s/>74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2122" table:style-name="ce12">
            <text:p><text:s/>202,12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78" table:style-name="ce12">
            <text:p><text:s/>578<text:s/></text:p>
          </table:table-cell>
          <table:table-cell office:value-type="float" office:value="1976" table:style-name="ce12">
            <text:p><text:s/>1,97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1" table:style-name="ce12">
            <text:p><text:s/>91<text:s/></text:p>
          </table:table-cell>
          <table:table-cell office:value-type="float" office:value="1305" table:style-name="ce12">
            <text:p><text:s/>1,305<text:s/></text:p>
          </table:table-cell>
          <table:table-cell office:value-type="float" office:value="1231" table:style-name="ce12">
            <text:p><text:s/>1,231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4704" table:style-name="ce11">
            <text:p><text:s/>84,704<text:s/></text:p>
          </table:table-cell>
          <table:table-cell office:value-type="float" office:value="392" table:style-name="ce12">
            <text:p><text:s/>392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7504" table:style-name="ce12">
            <text:p><text:s/>77,50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314" table:style-name="ce12">
            <text:p><text:s/>31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0" table:style-name="ce12">
            <text:p><text:s/>80<text:s/></text:p>
          </table:table-cell>
          <table:table-cell office:value-type="float" office:value="492" table:style-name="ce12">
            <text:p><text:s/>492<text:s/></text:p>
          </table:table-cell>
          <table:table-cell office:value-type="float" office:value="324" table:style-name="ce12">
            <text:p><text:s/>324<text:s/></text:p>
          </table:table-cell>
          <table:table-cell office:value-type="float" office:value="168" table:style-name="ce12">
            <text:p><text:s/>168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52581" table:style-name="ce11">
            <text:p><text:s/>52,581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0712" table:style-name="ce12">
            <text:p><text:s/>50,71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657" table:style-name="ce12">
            <text:p><text:s/>65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478" table:style-name="ce12">
            <text:p><text:s/>478<text:s/></text:p>
          </table:table-cell>
          <table:table-cell office:value-type="float" office:value="478" table:style-name="ce12">
            <text:p><text:s/>47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68076" table:style-name="ce11">
            <text:p><text:s/>68,076<text:s/></text:p>
          </table:table-cell>
          <table:table-cell office:value-type="float" office:value="307" table:style-name="ce12">
            <text:p><text:s/>307<text:s/></text:p>
          </table:table-cell>
          <table:table-cell office:value-type="float" office:value="17607" table:style-name="ce12">
            <text:p><text:s/>17,60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49884" table:style-name="ce12">
            <text:p><text:s/>49,88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364" table:style-name="ce12">
            <text:p><text:s/>36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421" table:style-name="ce12">
            <text:p><text:s/>421<text:s/></text:p>
          </table:table-cell>
          <table:table-cell office:value-type="float" office:value="221" table:style-name="ce12">
            <text:p><text:s/>221<text:s/></text:p>
          </table:table-cell>
          <table:table-cell office:value-type="float" office:value="200" table:style-name="ce12">
            <text:p><text:s/>20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6174" table:style-name="ce11">
            <text:p><text:s/>26,174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2039" table:style-name="ce12">
            <text:p><text:s/>22,03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378" table:style-name="ce12">
            <text:p><text:s/>37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74" table:style-name="ce12">
            <text:p><text:s/>174<text:s/></text:p>
          </table:table-cell>
          <table:table-cell office:value-type="float" office:value="148" table:style-name="ce12">
            <text:p><text:s/>148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1877" table:style-name="ce11">
            <text:p><text:s/>121,877<text:s/></text:p>
          </table:table-cell>
          <table:table-cell office:value-type="float" office:value="234" table:style-name="ce12">
            <text:p><text:s/>234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1362" table:style-name="ce12">
            <text:p><text:s/>121,3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140" table:style-name="ce12">
            <text:p><text:s/>14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0" table:style-name="ce12">
            <text:p><text:s/>90<text:s/></text:p>
          </table:table-cell>
          <table:table-cell office:value-type="float" office:value="316" table:style-name="ce12">
            <text:p><text:s/>316<text:s/></text:p>
          </table:table-cell>
          <table:table-cell office:value-type="float" office:value="206" table:style-name="ce12">
            <text:p><text:s/>206<text:s/></text:p>
          </table:table-cell>
          <table:table-cell office:value-type="float" office:value="110" table:style-name="ce12">
            <text:p><text:s/>11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89883" table:style-name="ce11">
            <text:p><text:s/>89,883<text:s/></text:p>
          </table:table-cell>
          <table:table-cell office:value-type="float" office:value="278" table:style-name="ce12">
            <text:p><text:s/>278<text:s/></text:p>
          </table:table-cell>
          <table:table-cell office:value-type="float" office:value="10880" table:style-name="ce12">
            <text:p><text:s/>10,88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7673" table:style-name="ce12">
            <text:p><text:s/>77,67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96" table:style-name="ce12">
            <text:p><text:s/>196<text:s/></text:p>
          </table:table-cell>
          <table:table-cell office:value-type="float" office:value="677" table:style-name="ce12">
            <text:p><text:s/>677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727" table:style-name="ce12">
            <text:p><text:s/>727<text:s/></text:p>
          </table:table-cell>
          <table:table-cell office:value-type="float" office:value="653" table:style-name="ce12">
            <text:p><text:s/>653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321" table:style-name="ce13">
            <text:p><text:s/>3,321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1651" table:style-name="ce14">
            <text:p><text:s/>1,65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453" table:style-name="ce14">
            <text:p><text:s/>1,45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38" table:style-name="ce14">
            <text:p><text:s/>13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6" table:style-name="ce14">
            <text:p><text:s/>86<text:s/></text:p>
          </table:table-cell>
          <table:table-cell office:value-type="float" office:value="79" table:style-name="ce14">
            <text:p><text:s/>79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6747" table:style-name="ce13">
            <text:p><text:s/>6,747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1108" table:style-name="ce14">
            <text:p><text:s/>1,10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234" table:style-name="ce14">
            <text:p><text:s/>5,23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32" table:style-name="ce14">
            <text:p><text:s/>1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273" table:style-name="ce14">
            <text:p><text:s/>273<text:s/></text:p>
          </table:table-cell>
          <table:table-cell office:value-type="float" office:value="273" table:style-name="ce14">
            <text:p><text:s/>27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638" table:style-name="ce13">
            <text:p><text:s/>2,638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11" table:style-name="ce14">
            <text:p><text:s/>2,61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23" table:style-name="ce14">
            <text:p><text:s/>23<text:s/></text:p>
          </table:table-cell>
          <table:table-cell office:value-type="float" office:value="23" table:style-name="ce14">
            <text:p><text:s/>2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7057" table:style-name="ce13">
            <text:p><text:s/>7,057<text:s/></text:p>
          </table:table-cell>
          <table:table-cell office:value-type="float" office:value="198" table:style-name="ce14">
            <text:p><text:s/>198<text:s/></text:p>
          </table:table-cell>
          <table:table-cell office:value-type="float" office:value="239" table:style-name="ce14">
            <text:p><text:s/>23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763" table:style-name="ce14">
            <text:p><text:s/>6,76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90" table:style-name="ce14">
            <text:p><text:s/>190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23" table:style-name="ce14">
            <text:p><text:s/>2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7" table:style-name="ce14">
            <text:p><text:s/>57<text:s/></text:p>
          </table:table-cell>
          <table:table-cell office:value-type="float" office:value="49" table:style-name="ce14">
            <text:p><text:s/>49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156" table:style-name="ce13">
            <text:p><text:s/>2,15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6" table:style-name="ce14">
            <text:p><text:s/>10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003" table:style-name="ce14">
            <text:p><text:s/>2,00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" table:style-name="ce14">
            <text:p><text:s/>2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" table:style-name="ce14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2901" table:style-name="ce13">
            <text:p><text:s/>2,901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2111" table:style-name="ce14">
            <text:p><text:s/>2,11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42" table:style-name="ce14">
            <text:p><text:s/>742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25" table:style-name="ce14">
            <text:p><text:s/>2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3" table:style-name="ce14">
            <text:p><text:s/>23<text:s/></text:p>
          </table:table-cell>
          <table:table-cell office:value-type="float" office:value="23" table:style-name="ce14">
            <text:p><text:s/>2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622" table:style-name="ce13">
            <text:p><text:s/>3,62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57" table:style-name="ce14">
            <text:p><text:s/>3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175" table:style-name="ce14">
            <text:p><text:s/>3,17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1" table:style-name="ce14">
            <text:p><text:s/>7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3960" table:style-name="ce13">
            <text:p><text:s/>13,960<text:s/></text:p>
          </table:table-cell>
          <table:table-cell office:value-type="float" office:value="21" table:style-name="ce14">
            <text:p><text:s/>21<text:s/></text:p>
          </table:table-cell>
          <table:table-cell office:value-type="float" office:value="855" table:style-name="ce14">
            <text:p><text:s/>8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918" table:style-name="ce14">
            <text:p><text:s/>12,91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46" table:style-name="ce14">
            <text:p><text:s/>14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2" table:style-name="ce14">
            <text:p><text:s/>62<text:s/></text:p>
          </table:table-cell>
          <table:table-cell office:value-type="float" office:value="41" table:style-name="ce14">
            <text:p><text:s/>41<text:s/></text:p>
          </table:table-cell>
          <table:table-cell office:value-type="float" office:value="21" table:style-name="ce14">
            <text:p><text:s/>2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113" table:style-name="ce13">
            <text:p><text:s/>1,11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79" table:style-name="ce14">
            <text:p><text:s/>1,07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796" table:style-name="ce13">
            <text:p><text:s/>2,796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92" table:style-name="ce14">
            <text:p><text:s/>2,79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13" table:style-name="ce13">
            <text:p><text:s/>1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079" table:style-name="ce13">
            <text:p><text:s/>18,079<text:s/></text:p>
          </table:table-cell>
          <table:table-cell office:value-type="float" office:value="34" table:style-name="ce14">
            <text:p><text:s/>34<text:s/></text:p>
          </table:table-cell>
          <table:table-cell office:value-type="float" office:value="932" table:style-name="ce14">
            <text:p><text:s/>9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7080" table:style-name="ce14">
            <text:p><text:s/>17,08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37" table:style-name="ce14">
            <text:p><text:s/>3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61" table:style-name="ce14">
            <text:p><text:s/>61<text:s/>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31" table:style-name="ce14">
            <text:p><text:s/>3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9106" table:style-name="ce13">
            <text:p><text:s/>9,106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969" table:style-name="ce14">
            <text:p><text:s/>8,96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6" table:style-name="ce14">
            <text:p><text:s/>6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5" table:style-name="ce14">
            <text:p><text:s/>75<text:s/></text:p>
          </table:table-cell>
          <table:table-cell office:value-type="float" office:value="71" table:style-name="ce14">
            <text:p><text:s/>71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374" table:style-name="ce13">
            <text:p><text:s/>16,37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521" table:style-name="ce14">
            <text:p><text:s/>3,5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845" table:style-name="ce14">
            <text:p><text:s/>12,84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195" table:style-name="ce11">
            <text:p><text:s/>3,19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688" table:style-name="ce12">
            <text:p><text:s/>2,68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622" table:style-name="ce13">
            <text:p><text:s/>2,62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597" table:style-name="ce14">
            <text:p><text:s/>2,59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6" table:style-name="ce14">
            <text:p><text:s/>1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73" table:style-name="ce13">
            <text:p><text:s/>57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1" table:style-name="ce14">
            <text:p><text:s/>9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67">
            <text:p><text:s/>1<text:s/></text:p>
          </table:table-cell>
          <table:table-cell office:value-type="float" office:value="1" table:style-name="ce67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1" table:style-name="ce14">
            <text:p><text:s/>1<text:s/>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2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29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ohome</meta:initial-creator>
    <dc:creator> </dc:creator>
    <meta:creation-date>2003-10-23T06:49:28Z</meta:creation-date>
    <dc:date>2016-04-26T08:06:17Z</dc:date>
    <meta:print-date>2013-12-12T03:50:57Z</meta:print-date>
  </office:meta>
</office:document-meta>
</file>